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83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adata.Utils</text:p>
          </table:table-cell>
          <table:table-cell office:value-type="float" office:value="0.0476351176781" calcext:value-type="float">
            <text:p>0.0476351177</text:p>
          </table:table-cell>
        </table:table-row>
        <table:table-row table:style-name="ro2">
          <table:table-cell office:value-type="string" calcext:value-type="string">
            <text:p>OPeNDAPps.config</text:p>
          </table:table-cell>
          <table:table-cell office:value-type="float" office:value="0.107563764955" calcext:value-type="float">
            <text:p>0.107563765</text:p>
          </table:table-cell>
        </table:table-row>
        <table:table-row table:style-name="ro2">
          <table:table-cell office:value-type="string" calcext:value-type="string">
            <text:p>Catalog.CatalogServiceCommandLineCli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WorkflowInstancerepository.factories</text:p>
          </table:table-cell>
          <table:table-cell office:value-type="float" office:value="0.37414226196" calcext:value-type="float">
            <text:p>0.374142262</text:p>
          </table:table-cell>
        </table:table-row>
        <table:table-row table:style-name="ro2">
          <table:table-cell office:value-type="string" calcext:value-type="string">
            <text:p>Catalog.Utilities</text:p>
          </table:table-cell>
          <table:table-cell office:value-type="float" office:value="0.0574586234619" calcext:value-type="float">
            <text:p>0.0574586235</text:p>
          </table:table-cell>
        </table:table-row>
        <table:table-row table:style-name="ro2">
          <table:table-cell office:value-type="string" calcext:value-type="string">
            <text:p>Workflow.Workflowlifecyclereader</text:p>
          </table:table-cell>
          <table:table-cell office:value-type="float" office:value="0.194895357874" calcext:value-type="float">
            <text:p>0.1948953579</text:p>
          </table:table-cell>
        </table:table-row>
        <table:table-row table:style-name="ro2">
          <table:table-cell office:value-type="string" calcext:value-type="string">
            <text:p>Commons.DateUtil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FileRestriction</text:p>
          </table:table-cell>
          <table:table-cell office:value-type="float" office:value="0.111004230325" calcext:value-type="float">
            <text:p>0.1110042303</text:p>
          </table:table-cell>
        </table:table-row>
        <table:table-row table:style-name="ro2">
          <table:table-cell office:value-type="string" calcext:value-type="string">
            <text:p>XMLPS.QueryParser</text:p>
          </table:table-cell>
          <table:table-cell office:value-type="float" office:value="0.244464746726" calcext:value-type="float">
            <text:p>0.2444647467</text:p>
          </table:table-cell>
        </table:table-row>
        <table:table-row table:style-name="ro2">
          <table:table-cell office:value-type="string" calcext:value-type="string">
            <text:p>ResourceManager.NodeRepository</text:p>
          </table:table-cell>
          <table:table-cell office:value-type="float" office:value="0.235398337102" calcext:value-type="float">
            <text:p>0.2353983371</text:p>
          </table:table-cell>
        </table:table-row>
        <table:table-row table:style-name="ro2">
          <table:table-cell office:value-type="string" calcext:value-type="string">
            <text:p>OPeNDAPps.util</text:p>
          </table:table-cell>
          <table:table-cell office:value-type="float" office:value="0.0795172699936" calcext:value-type="float">
            <text:p>0.07951727</text:p>
          </table:table-cell>
        </table:table-row>
        <table:table-row table:style-name="ro2">
          <table:table-cell office:value-type="string" calcext:value-type="string">
            <text:p>PushPull.Protocol.factories</text:p>
          </table:table-cell>
          <table:table-cell office:value-type="float" office:value="0.274714490826" calcext:value-type="float">
            <text:p>0.2747144908</text:p>
          </table:table-cell>
        </table:table-row>
        <table:table-row table:style-name="ro2">
          <table:table-cell office:value-type="string" calcext:value-type="string">
            <text:p>Workflow.ScriptFil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engine.structs.factories</text:p>
          </table:table-cell>
          <table:table-cell office:value-type="float" office:value="0.446450546517" calcext:value-type="float">
            <text:p>0.4464505465</text:p>
          </table:table-cell>
        </table:table-row>
        <table:table-row table:style-name="ro2">
          <table:table-cell office:value-type="string" calcext:value-type="string">
            <text:p>ResourceManager.JobExceptions</text:p>
          </table:table-cell>
          <table:table-cell office:value-type="float" office:value="0.841565440149" calcext:value-type="float">
            <text:p>0.8415654401</text:p>
          </table:table-cell>
        </table:table-row>
        <table:table-row table:style-name="ro2">
          <table:table-cell office:value-type="string" calcext:value-type="string">
            <text:p>WebAppFileManagerProductRSSHandling</text:p>
          </table:table-cell>
          <table:table-cell office:value-type="float" office:value="0.220510388239" calcext:value-type="float">
            <text:p>0.2205103882</text:p>
          </table:table-cell>
        </table:table-row>
        <table:table-row table:style-name="ro2">
          <table:table-cell office:value-type="string" calcext:value-type="string">
            <text:p>FileMgr.Metadata-BasedProductMover</text:p>
          </table:table-cell>
          <table:table-cell office:value-type="float" office:value="0.369754141073" calcext:value-type="float">
            <text:p>0.3697541411</text:p>
          </table:table-cell>
        </table:table-row>
        <table:table-row table:style-name="ro2">
          <table:table-cell office:value-type="string" calcext:value-type="string">
            <text:p>Workflow.WorkflowInstancerepository</text:p>
          </table:table-cell>
          <table:table-cell office:value-type="float" office:value="0.297982773463" calcext:value-type="float">
            <text:p>0.2979827735</text:p>
          </table:table-cell>
        </table:table-row>
        <table:table-row table:style-name="ro2">
          <table:table-cell office:value-type="string" calcext:value-type="string">
            <text:p>FileMgr.tools.DumpDbElementsToXm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XmlRpcServer</text:p>
          </table:table-cell>
          <table:table-cell office:value-type="float" office:value="0.267444685176" calcext:value-type="float">
            <text:p>0.2674446852</text:p>
          </table:table-cell>
        </table:table-row>
        <table:table-row table:style-name="ro2">
          <table:table-cell office:value-type="string" calcext:value-type="string">
            <text:p>Product.OFSNFileHandler</text:p>
          </table:table-cell>
          <table:table-cell office:value-type="float" office:value="0.0827291043293" calcext:value-type="float">
            <text:p>0.0827291043</text:p>
          </table:table-cell>
        </table:table-row>
        <table:table-row table:style-name="ro2">
          <table:table-cell office:value-type="string" calcext:value-type="string">
            <text:p>WebAppFileManagerProductProductData</text:p>
          </table:table-cell>
          <table:table-cell office:value-type="float" office:value="0.308727301103" calcext:value-type="float">
            <text:p>0.3087273011</text:p>
          </table:table-cell>
        </table:table-row>
        <table:table-row table:style-name="ro2">
          <table:table-cell office:value-type="string" calcext:value-type="string">
            <text:p>XMLPS.Helper</text:p>
          </table:table-cell>
          <table:table-cell office:value-type="float" office:value="0.0864334353575" calcext:value-type="float">
            <text:p>0.0864334354</text:p>
          </table:table-cell>
        </table:table-row>
        <table:table-row table:style-name="ro2">
          <table:table-cell office:value-type="string" calcext:value-type="string">
            <text:p>Commons.StorageService</text:p>
          </table:table-cell>
          <table:table-cell office:value-type="float" office:value="0.239043881967" calcext:value-type="float">
            <text:p>0.239043882</text:p>
          </table:table-cell>
        </table:table-row>
        <table:table-row table:style-name="ro2">
          <table:table-cell office:value-type="string" calcext:value-type="string">
            <text:p>Curation.OtherUtils</text:p>
          </table:table-cell>
          <table:table-cell office:value-type="float" office:value="0.0475996434274" calcext:value-type="float">
            <text:p>0.0475996434</text:p>
          </table:table-cell>
        </table:table-row>
        <table:table-row table:style-name="ro2">
          <table:table-cell office:value-type="string" calcext:value-type="string">
            <text:p>OPeNDAPps.OpendapProfileElementExtract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wler.Command_Line_Crawler_Options_Handlers</text:p>
          </table:table-cell>
          <table:table-cell office:value-type="float" office:value="0.479156749968" calcext:value-type="float">
            <text:p>0.47915675</text:p>
          </table:table-cell>
        </table:table-row>
        <table:table-row table:style-name="ro2">
          <table:table-cell office:value-type="string" calcext:value-type="string">
            <text:p>FileMgr.Catalog</text:p>
          </table:table-cell>
          <table:table-cell office:value-type="float" office:value="0.211740213513" calcext:value-type="float">
            <text:p>0.2117402135</text:p>
          </table:table-cell>
        </table:table-row>
        <table:table-row table:style-name="ro2">
          <table:table-cell office:value-type="string" calcext:value-type="string">
            <text:p>FileMgr.tools.ProductTypeDoc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CatalogServiceServerAction</text:p>
          </table:table-cell>
          <table:table-cell office:value-type="float" office:value="0.390539120232" calcext:value-type="float">
            <text:p>0.3905391202</text:p>
          </table:table-cell>
        </table:table-row>
        <table:table-row table:style-name="ro2">
          <table:table-cell office:value-type="string" calcext:value-type="string">
            <text:p>Commons.ActivityExcep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IngesterMappers</text:p>
          </table:table-cell>
          <table:table-cell office:value-type="float" office:value="0.210579762199" calcext:value-type="float">
            <text:p>0.2105797622</text:p>
          </table:table-cell>
        </table:table-row>
        <table:table-row table:style-name="ro2">
          <table:table-cell office:value-type="string" calcext:value-type="string">
            <text:p>Commons.CmdLineOptionValidator</text:p>
          </table:table-cell>
          <table:table-cell office:value-type="float" office:value="0.480369786798" calcext:value-type="float">
            <text:p>0.4803697868</text:p>
          </table:table-cell>
        </table:table-row>
        <table:table-row table:style-name="ro2">
          <table:table-cell office:value-type="string" calcext:value-type="string">
            <text:p>FileMgr.Versioning</text:p>
          </table:table-cell>
          <table:table-cell office:value-type="float" office:value="0.338310810636" calcext:value-type="float">
            <text:p>0.3383108106</text:p>
          </table:table-cell>
        </table:table-row>
        <table:table-row table:style-name="ro2">
          <table:table-cell office:value-type="string" calcext:value-type="string">
            <text:p>WebGrid.Logi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JobRepository</text:p>
          </table:table-cell>
          <table:table-cell office:value-type="float" office:value="0.355402277898" calcext:value-type="float">
            <text:p>0.3554022779</text:p>
          </table:table-cell>
        </table:table-row>
        <table:table-row table:style-name="ro2">
          <table:table-cell office:value-type="string" calcext:value-type="string">
            <text:p>Product.OFSN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bGrid.ProductQueryWebInterface</text:p>
          </table:table-cell>
          <table:table-cell office:value-type="float" office:value="0.314092864423" calcext:value-type="float">
            <text:p>0.3140928644</text:p>
          </table:table-cell>
        </table:table-row>
        <table:table-row table:style-name="ro2">
          <table:table-cell office:value-type="string" calcext:value-type="string">
            <text:p>Commons.IOStreams</text:p>
          </table:table-cell>
          <table:table-cell office:value-type="float" office:value="0.286804656681" calcext:value-type="float">
            <text:p>0.2868046567</text:p>
          </table:table-cell>
        </table:table-row>
        <table:table-row table:style-name="ro2">
          <table:table-cell office:value-type="string" calcext:value-type="string">
            <text:p>FileManagerBrowser.Model</text:p>
          </table:table-cell>
          <table:table-cell office:value-type="float" office:value="0.0923865878759" calcext:value-type="float">
            <text:p>0.0923865879</text:p>
          </table:table-cell>
        </table:table-row>
        <table:table-row table:style-name="ro2">
          <table:table-cell office:value-type="string" calcext:value-type="string">
            <text:p>Crawler.Utilities</text:p>
          </table:table-cell>
          <table:table-cell office:value-type="float" office:value="0.0876222151937" calcext:value-type="float">
            <text:p>0.0876222152</text:p>
          </table:table-cell>
        </table:table-row>
        <table:table-row table:style-name="ro2">
          <table:table-cell office:value-type="string" calcext:value-type="string">
            <text:p>Commons.XMLRPC</text:p>
          </table:table-cell>
          <table:table-cell office:value-type="float" office:value="0.0955622341873" calcext:value-type="float">
            <text:p>0.0955622342</text:p>
          </table:table-cell>
        </table:table-row>
        <table:table-row table:style-name="ro2">
          <table:table-cell office:value-type="string" calcext:value-type="string">
            <text:p>Catalog.QueryPager</text:p>
          </table:table-cell>
          <table:table-cell office:value-type="float" office:value="0.260267662156" calcext:value-type="float">
            <text:p>0.2602676622</text:p>
          </table:table-cell>
        </table:table-row>
        <table:table-row table:style-name="ro2">
          <table:table-cell office:value-type="string" calcext:value-type="string">
            <text:p>XMLPS.XMLPSHandler</text:p>
          </table:table-cell>
          <table:table-cell office:value-type="float" office:value="0.338611266887" calcext:value-type="float">
            <text:p>0.3386112669</text:p>
          </table:table-cell>
        </table:table-row>
        <table:table-row table:style-name="ro2">
          <table:table-cell office:value-type="string" calcext:value-type="string">
            <text:p>Metadata.Metadata</text:p>
          </table:table-cell>
          <table:table-cell office:value-type="float" office:value="0.101301722782" calcext:value-type="float">
            <text:p>0.1013017228</text:p>
          </table:table-cell>
        </table:table-row>
        <table:table-row table:style-name="ro2">
          <table:table-cell office:value-type="string" calcext:value-type="string">
            <text:p>ResourceManager.structs</text:p>
          </table:table-cell>
          <table:table-cell office:value-type="float" office:value="0.245886155884" calcext:value-type="float">
            <text:p>0.2458861559</text:p>
          </table:table-cell>
        </table:table-row>
        <table:table-row table:style-name="ro2">
          <table:table-cell office:value-type="string" calcext:value-type="string">
            <text:p>ProfileServer.Profile</text:p>
          </table:table-cell>
          <table:table-cell office:value-type="float" office:value="0.190578052021" calcext:value-type="float">
            <text:p>0.190578052</text:p>
          </table:table-cell>
        </table:table-row>
        <table:table-row table:style-name="ro2">
          <table:table-cell office:value-type="string" calcext:value-type="string">
            <text:p>PushPull.AccessHandler</text:p>
          </table:table-cell>
          <table:table-cell office:value-type="float" office:value="0.568095692604" calcext:value-type="float">
            <text:p>0.5680956926</text:p>
          </table:table-cell>
        </table:table-row>
        <table:table-row table:style-name="ro2">
          <table:table-cell office:value-type="string" calcext:value-type="string">
            <text:p>Catalog.RmiClient</text:p>
          </table:table-cell>
          <table:table-cell office:value-type="float" office:value="0.182217999378" calcext:value-type="float">
            <text:p>0.1822179994</text:p>
          </table:table-cell>
        </table:table-row>
        <table:table-row table:style-name="ro2">
          <table:table-cell office:value-type="string" calcext:value-type="string">
            <text:p>PushPull.Protocol.loc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Workflowengine</text:p>
          </table:table-cell>
          <table:table-cell office:value-type="float" office:value="0.280733119475" calcext:value-type="float">
            <text:p>0.2807331195</text:p>
          </table:table-cell>
        </table:table-row>
        <table:table-row table:style-name="ro2">
          <table:table-cell office:value-type="string" calcext:value-type="string">
            <text:p>FileMgr.validation</text:p>
          </table:table-cell>
          <table:table-cell office:value-type="float" office:value="0.373916003934" calcext:value-type="float">
            <text:p>0.3739160039</text:p>
          </table:table-cell>
        </table:table-row>
        <table:table-row table:style-name="ro2">
          <table:table-cell office:value-type="string" calcext:value-type="string">
            <text:p>Commons.Ne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UtilityClasses</text:p>
          </table:table-cell>
          <table:table-cell office:value-type="float" office:value="0.123272871318" calcext:value-type="float">
            <text:p>0.1232728713</text:p>
          </table:table-cell>
        </table:table-row>
        <table:table-row table:style-name="ro2">
          <table:table-cell office:value-type="string" calcext:value-type="string">
            <text:p>ProfileServer.Lightweight</text:p>
          </table:table-cell>
          <table:table-cell office:value-type="float" office:value="0.121473867262" calcext:value-type="float">
            <text:p>0.1214738673</text:p>
          </table:table-cell>
        </table:table-row>
        <table:table-row table:style-name="ro2">
          <table:table-cell office:value-type="string" calcext:value-type="string">
            <text:p>FileMgr.ExpImpCatalo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anagerBrowser.MainView</text:p>
          </table:table-cell>
          <table:table-cell office:value-type="float" office:value="0.00992376503822" calcext:value-type="float">
            <text:p>0.009923765</text:p>
          </table:table-cell>
        </table:table-row>
        <table:table-row table:style-name="ro2">
          <table:table-cell office:value-type="string" calcext:value-type="string">
            <text:p>ResourceManager.Objectmarshaller</text:p>
          </table:table-cell>
          <table:table-cell office:value-type="float" office:value="0.0473806909176" calcext:value-type="float">
            <text:p>0.0473806909</text:p>
          </table:table-cell>
        </table:table-row>
        <table:table-row table:style-name="ro2">
          <table:table-cell office:value-type="string" calcext:value-type="string">
            <text:p>FileMgr.MetadataDump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QueueRepository.factories</text:p>
          </table:table-cell>
          <table:table-cell office:value-type="float" office:value="0.238092280219" calcext:value-type="float">
            <text:p>0.2380922802</text:p>
          </table:table-cell>
        </table:table-row>
        <table:table-row table:style-name="ro2">
          <table:table-cell office:value-type="string" calcext:value-type="string">
            <text:p>FileMgr.CacheandIngest</text:p>
          </table:table-cell>
          <table:table-cell office:value-type="float" office:value="0.212085839867" calcext:value-type="float">
            <text:p>0.2120858399</text:p>
          </table:table-cell>
        </table:table-row>
        <table:table-row table:style-name="ro2">
          <table:table-cell office:value-type="string" calcext:value-type="string">
            <text:p>Commons.OtherUtils</text:p>
          </table:table-cell>
          <table:table-cell office:value-type="float" office:value="0.0401088146686" calcext:value-type="float">
            <text:p>0.0401088147</text:p>
          </table:table-cell>
        </table:table-row>
        <table:table-row table:style-name="ro2">
          <table:table-cell office:value-type="string" calcext:value-type="string">
            <text:p>FileMgr.system.auth</text:p>
          </table:table-cell>
          <table:table-cell office:value-type="float" office:value="0.0466653721531" calcext:value-type="float">
            <text:p>0.0466653722</text:p>
          </table:table-cell>
        </table:table-row>
        <table:table-row table:style-name="ro2">
          <table:table-cell office:value-type="string" calcext:value-type="string">
            <text:p>Product.OtherHandlers</text:p>
          </table:table-cell>
          <table:table-cell office:value-type="float" office:value="0.275482605272" calcext:value-type="float">
            <text:p>0.2754826053</text:p>
          </table:table-cell>
        </table:table-row>
        <table:table-row table:style-name="ro2">
          <table:table-cell office:value-type="string" calcext:value-type="string">
            <text:p>ResourceManager.UlimitAPI</text:p>
          </table:table-cell>
          <table:table-cell office:value-type="float" office:value="0.188157558629" calcext:value-type="float">
            <text:p>0.1881575586</text:p>
          </table:table-cell>
        </table:table-row>
        <table:table-row table:style-name="ro2">
          <table:table-cell office:value-type="string" calcext:value-type="string">
            <text:p>SharedWorkflowExceptions</text:p>
          </table:table-cell>
          <table:table-cell office:value-type="float" office:value="0.480397142091" calcext:value-type="float">
            <text:p>0.4803971421</text:p>
          </table:table-cell>
        </table:table-row>
        <table:table-row table:style-name="ro2">
          <table:table-cell office:value-type="string" calcext:value-type="string">
            <text:p>PushPull.Config</text:p>
          </table:table-cell>
          <table:table-cell office:value-type="float" office:value="0.147628483683" calcext:value-type="float">
            <text:p>0.1476284837</text:p>
          </table:table-cell>
        </table:table-row>
        <table:table-row table:style-name="ro2">
          <table:table-cell office:value-type="string" calcext:value-type="string">
            <text:p>PushPull.Expressions(Josh)</text:p>
          </table:table-cell>
          <table:table-cell office:value-type="float" office:value="0.124128652749" calcext:value-type="float">
            <text:p>0.1241286527</text:p>
          </table:table-cell>
        </table:table-row>
        <table:table-row table:style-name="ro2">
          <table:table-cell office:value-type="string" calcext:value-type="string">
            <text:p>PushPull.Exceptions(Josh)</text:p>
          </table:table-cell>
          <table:table-cell office:value-type="float" office:value="0.648462987627" calcext:value-type="float">
            <text:p>0.6484629876</text:p>
          </table:table-cell>
        </table:table-row>
        <table:table-row table:style-name="ro2">
          <table:table-cell office:value-type="string" calcext:value-type="string">
            <text:p>Commons.database.DatabaseConnectionBuild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MLPS.CDEstruct</text:p>
          </table:table-cell>
          <table:table-cell office:value-type="float" office:value="0.509441604298" calcext:value-type="float">
            <text:p>0.5094416043</text:p>
          </table:table-cell>
        </table:table-row>
        <table:table-row table:style-name="ro2">
          <table:table-cell office:value-type="string" calcext:value-type="string">
            <text:p>ResourceManager.BatchManager.factories</text:p>
          </table:table-cell>
          <table:table-cell office:value-type="float" office:value="0.148979023987" calcext:value-type="float">
            <text:p>0.148979024</text:p>
          </table:table-cell>
        </table:table-row>
        <table:table-row table:style-name="ro2">
          <table:table-cell office:value-type="string" calcext:value-type="string">
            <text:p>PCS.PGEConfigurationrepresentation</text:p>
          </table:table-cell>
          <table:table-cell office:value-type="float" office:value="0.203327698509" calcext:value-type="float">
            <text:p>0.2033276985</text:p>
          </table:table-cell>
        </table:table-row>
        <table:table-row table:style-name="ro2">
          <table:table-cell office:value-type="string" calcext:value-type="string">
            <text:p>ResourceManager.Jobsubmitter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CatalogServiceLocal</text:p>
          </table:table-cell>
          <table:table-cell office:value-type="float" office:value="0.584286909166" calcext:value-type="float">
            <text:p>0.5842869092</text:p>
          </table:table-cell>
        </table:table-row>
        <table:table-row table:style-name="ro2">
          <table:table-cell office:value-type="string" calcext:value-type="string">
            <text:p>Commons.database.SQLScrip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MLPS.Function</text:p>
          </table:table-cell>
          <table:table-cell office:value-type="float" office:value="0.154447505899" calcext:value-type="float">
            <text:p>0.1544475059</text:p>
          </table:table-cell>
        </table:table-row>
        <table:table-row table:style-name="ro2">
          <table:table-cell office:value-type="string" calcext:value-type="string">
            <text:p>PushPull.ExpressionValidat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QueryFiltering</text:p>
          </table:table-cell>
          <table:table-cell office:value-type="float" office:value="0.116120073034" calcext:value-type="float">
            <text:p>0.116120073</text:p>
          </table:table-cell>
        </table:table-row>
        <table:table-row table:style-name="ro2">
          <table:table-cell office:value-type="string" calcext:value-type="string">
            <text:p>ResourceManager.JobMonitor</text:p>
          </table:table-cell>
          <table:table-cell office:value-type="float" office:value="0.167568565422" calcext:value-type="float">
            <text:p>0.1675685654</text:p>
          </table:table-cell>
        </table:table-row>
        <table:table-row table:style-name="ro2">
          <table:table-cell office:value-type="string" calcext:value-type="string">
            <text:p>WebAppFileManagerProduct.ProductRDFHandling</text:p>
          </table:table-cell>
          <table:table-cell office:value-type="float" office:value="0.211228757687" calcext:value-type="float">
            <text:p>0.2112287577</text:p>
          </table:table-cell>
        </table:table-row>
        <table:table-row table:style-name="ro2">
          <table:table-cell office:value-type="string" calcext:value-type="string">
            <text:p>ResourceManager.XML-RPCResourceManagerCli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mons.JNDIUtils</text:p>
          </table:table-cell>
          <table:table-cell office:value-type="float" office:value="0.334586862316" calcext:value-type="float">
            <text:p>0.3345868623</text:p>
          </table:table-cell>
        </table:table-row>
        <table:table-row table:style-name="ro2">
          <table:table-cell office:value-type="string" calcext:value-type="string">
            <text:p>Product.OODT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wler.CrawlerLaunch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SPGE.config</text:p>
          </table:table-cell>
          <table:table-cell office:value-type="float" office:value="0.114026537937" calcext:value-type="float">
            <text:p>0.1140265379</text:p>
          </table:table-cell>
        </table:table-row>
        <table:table-row table:style-name="ro2">
          <table:table-cell office:value-type="string" calcext:value-type="string">
            <text:p>FileMgr.system.XmlRpcFileManagerCli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CommChannelBaseClient</text:p>
          </table:table-cell>
          <table:table-cell office:value-type="float" office:value="0.197801255539" calcext:value-type="float">
            <text:p>0.1978012555</text:p>
          </table:table-cell>
        </table:table-row>
        <table:table-row table:style-name="ro2">
          <table:table-cell office:value-type="string" calcext:value-type="string">
            <text:p>FileManagerBrowser.ViewPanels</text:p>
          </table:table-cell>
          <table:table-cell office:value-type="float" office:value="0.159991328229" calcext:value-type="float">
            <text:p>0.1599913282</text:p>
          </table:table-cell>
        </table:table-row>
        <table:table-row table:style-name="ro2">
          <table:table-cell office:value-type="string" calcext:value-type="string">
            <text:p>Catalog.Dictionary</text:p>
          </table:table-cell>
          <table:table-cell office:value-type="float" office:value="0.197987557931" calcext:value-type="float">
            <text:p>0.1979875579</text:p>
          </table:table-cell>
        </table:table-row>
        <table:table-row table:style-name="ro2">
          <table:table-cell office:value-type="string" calcext:value-type="string">
            <text:p>PCS.XMLWriter</text:p>
          </table:table-cell>
          <table:table-cell office:value-type="float" office:value="0.226427104225" calcext:value-type="float">
            <text:p>0.2264271042</text:p>
          </table:table-cell>
        </table:table-row>
        <table:table-row table:style-name="ro2">
          <table:table-cell office:value-type="string" calcext:value-type="string">
            <text:p>FileMgr.Validation</text:p>
          </table:table-cell>
          <table:table-cell office:value-type="float" office:value="0.3255723537" calcext:value-type="float">
            <text:p>0.3255723537</text:p>
          </table:table-cell>
        </table:table-row>
        <table:table-row table:style-name="ro2">
          <table:table-cell office:value-type="string" calcext:value-type="string">
            <text:p>FileMgr.Exceptions</text:p>
          </table:table-cell>
          <table:table-cell office:value-type="float" office:value="0.448575632209" calcext:value-type="float">
            <text:p>0.4485756322</text:p>
          </table:table-cell>
        </table:table-row>
        <table:table-row table:style-name="ro2">
          <table:table-cell office:value-type="string" calcext:value-type="string">
            <text:p>Curation.SSOConfiguratedCuratorWebService</text:p>
          </table:table-cell>
          <table:table-cell office:value-type="float" office:value="0.310429207851" calcext:value-type="float">
            <text:p>0.3104292079</text:p>
          </table:table-cell>
        </table:table-row>
        <table:table-row table:style-name="ro2">
          <table:table-cell office:value-type="string" calcext:value-type="string">
            <text:p>Metadata.PreConditionOperator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mons.Pagin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XMLPackager</text:p>
          </table:table-cell>
          <table:table-cell office:value-type="float" office:value="0.413884607144" calcext:value-type="float">
            <text:p>0.4138846071</text:p>
          </table:table-cell>
        </table:table-row>
        <table:table-row table:style-name="ro2">
          <table:table-cell office:value-type="string" calcext:value-type="string">
            <text:p>Workflow.RPCWorkflowManagerSystemInterface</text:p>
          </table:table-cell>
          <table:table-cell office:value-type="float" office:value="0.293827136345" calcext:value-type="float">
            <text:p>0.2938271363</text:p>
          </table:table-cell>
        </table:table-row>
        <table:table-row table:style-name="ro2">
          <table:table-cell office:value-type="string" calcext:value-type="string">
            <text:p>ProfileServer.Handlers</text:p>
          </table:table-cell>
          <table:table-cell office:value-type="float" office:value="0.175036049905" calcext:value-type="float">
            <text:p>0.1750360499</text:p>
          </table:table-cell>
        </table:table-row>
        <table:table-row table:style-name="ro2">
          <table:table-cell office:value-type="string" calcext:value-type="string">
            <text:p>Product.OFSNXML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SO</text:p>
          </table:table-cell>
          <table:table-cell office:value-type="float" office:value="0.110429465901" calcext:value-type="float">
            <text:p>0.1104294659</text:p>
          </table:table-cell>
        </table:table-row>
        <table:table-row table:style-name="ro2">
          <table:table-cell office:value-type="string" calcext:value-type="string">
            <text:p>PushPull.Protocol.http</text:p>
          </table:table-cell>
          <table:table-cell office:value-type="float" office:value="0.411187641791" calcext:value-type="float">
            <text:p>0.4111876418</text:p>
          </table:table-cell>
        </table:table-row>
        <table:table-row table:style-name="ro2">
          <table:table-cell office:value-type="string" calcext:value-type="string">
            <text:p>Commons.Spring</text:p>
          </table:table-cell>
          <table:table-cell office:value-type="float" office:value="0.0942079430768" calcext:value-type="float">
            <text:p>0.0942079431</text:p>
          </table:table-cell>
        </table:table-row>
        <table:table-row table:style-name="ro2">
          <table:table-cell office:value-type="string" calcext:value-type="string">
            <text:p>SharedUtilitiesComponent</text:p>
          </table:table-cell>
          <table:table-cell office:value-type="float" office:value="0.155746477797" calcext:value-type="float">
            <text:p>0.1557464778</text:p>
          </table:table-cell>
        </table:table-row>
        <table:table-row table:style-name="ro2">
          <table:table-cell office:value-type="string" calcext:value-type="string">
            <text:p>PushPull.Protocol</text:p>
          </table:table-cell>
          <table:table-cell office:value-type="float" office:value="0.302797348209" calcext:value-type="float">
            <text:p>0.3027973482</text:p>
          </table:table-cell>
        </table:table-row>
        <table:table-row table:style-name="ro2">
          <table:table-cell office:value-type="string" calcext:value-type="string">
            <text:p>Catalog.CatalogRepositories</text:p>
          </table:table-cell>
          <table:table-cell office:value-type="float" office:value="0.289404741529" calcext:value-type="float">
            <text:p>0.2894047415</text:p>
          </table:table-cell>
        </table:table-row>
        <table:table-row table:style-name="ro2">
          <table:table-cell office:value-type="string" calcext:value-type="string">
            <text:p>PushPull.RetrivalMethod</text:p>
          </table:table-cell>
          <table:table-cell office:value-type="float" office:value="0.217670069113" calcext:value-type="float">
            <text:p>0.2176700691</text:p>
          </table:table-cell>
        </table:table-row>
        <table:table-row table:style-name="ro2">
          <table:table-cell office:value-type="string" calcext:value-type="string">
            <text:p>Commons.TimeEvent</text:p>
          </table:table-cell>
          <table:table-cell office:value-type="float" office:value="0.398469844342" calcext:value-type="float">
            <text:p>0.3984698443</text:p>
          </table:table-cell>
        </table:table-row>
        <table:table-row table:style-name="ro2">
          <table:table-cell office:value-type="string" calcext:value-type="string">
            <text:p>ProfileServer</text:p>
          </table:table-cell>
          <table:table-cell office:value-type="float" office:value="0.266702379395" calcext:value-type="float">
            <text:p>0.2667023794</text:p>
          </table:table-cell>
        </table:table-row>
        <table:table-row table:style-name="ro2">
          <table:table-cell office:value-type="string" calcext:value-type="string">
            <text:p>Catalog.CommChannelBaseServer</text:p>
          </table:table-cell>
          <table:table-cell office:value-type="float" office:value="0.162082693121" calcext:value-type="float">
            <text:p>0.1620826931</text:p>
          </table:table-cell>
        </table:table-row>
        <table:table-row table:style-name="ro2">
          <table:table-cell office:value-type="string" calcext:value-type="string">
            <text:p>Commons.SQLDatabaseRetrieval</text:p>
          </table:table-cell>
          <table:table-cell office:value-type="float" office:value="0.119376436122" calcext:value-type="float">
            <text:p>0.1193764361</text:p>
          </table:table-cell>
        </table:table-row>
        <table:table-row table:style-name="ro2">
          <table:table-cell office:value-type="string" calcext:value-type="string">
            <text:p>CASPGE.metadata</text:p>
          </table:table-cell>
          <table:table-cell office:value-type="float" office:value="0.140658215344" calcext:value-type="float">
            <text:p>0.1406582153</text:p>
          </table:table-cell>
        </table:table-row>
        <table:table-row table:style-name="ro2">
          <table:table-cell office:value-type="string" calcext:value-type="string">
            <text:p>FileMgr.structs.query.filter</text:p>
          </table:table-cell>
          <table:table-cell office:value-type="float" office:value="0.505663120074" calcext:value-type="float">
            <text:p>0.5056631201</text:p>
          </table:table-cell>
        </table:table-row>
        <table:table-row table:style-name="ro2">
          <table:table-cell office:value-type="string" calcext:value-type="string">
            <text:p>Crawler.CrawlerDaemonControll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Metadatareader</text:p>
          </table:table-cell>
          <table:table-cell office:value-type="float" office:value="0.247007291886" calcext:value-type="float">
            <text:p>0.2470072919</text:p>
          </table:table-cell>
        </table:table-row>
        <table:table-row table:style-name="ro2">
          <table:table-cell office:value-type="string" calcext:value-type="string">
            <text:p>ProfileServer.GUI</text:p>
          </table:table-cell>
          <table:table-cell office:value-type="float" office:value="0.274567508759" calcext:value-type="float">
            <text:p>0.2745675088</text:p>
          </table:table-cell>
        </table:table-row>
        <table:table-row table:style-name="ro2">
          <table:table-cell office:value-type="string" calcext:value-type="string">
            <text:p>FileMgr.Query</text:p>
          </table:table-cell>
          <table:table-cell office:value-type="float" office:value="0.106377189295" calcext:value-type="float">
            <text:p>0.1063771893</text:p>
          </table:table-cell>
        </table:table-row>
        <table:table-row table:style-name="ro2">
          <table:table-cell office:value-type="string" calcext:value-type="string">
            <text:p>Catalog.PrintSupportedServersHandl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QueryToo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duct.xmlquery</text:p>
          </table:table-cell>
          <table:table-cell office:value-type="float" office:value="0.112324299922" calcext:value-type="float">
            <text:p>0.1123242999</text:p>
          </table:table-cell>
        </table:table-row>
        <table:table-row table:style-name="ro2">
          <table:table-cell office:value-type="string" calcext:value-type="string">
            <text:p>Catalog.QueryParser</text:p>
          </table:table-cell>
          <table:table-cell office:value-type="float" office:value="0.0580798026456" calcext:value-type="float">
            <text:p>0.0580798026</text:p>
          </table:table-cell>
        </table:table-row>
        <table:table-row table:style-name="ro2">
          <table:table-cell office:value-type="string" calcext:value-type="string">
            <text:p>Curation.IngestionTaskStructures</text:p>
          </table:table-cell>
          <table:table-cell office:value-type="float" office:value="0.0834150417456" calcext:value-type="float">
            <text:p>0.0834150417</text:p>
          </table:table-cell>
        </table:table-row>
        <table:table-row table:style-name="ro2">
          <table:table-cell office:value-type="string" calcext:value-type="string">
            <text:p>ResourceManager.JobSpecQueueing.factories</text:p>
          </table:table-cell>
          <table:table-cell office:value-type="float" office:value="0.241752007122" calcext:value-type="float">
            <text:p>0.2417520071</text:p>
          </table:table-cell>
        </table:table-row>
        <table:table-row table:style-name="ro2">
          <table:table-cell office:value-type="string" calcext:value-type="string">
            <text:p>PushPull.Protocol.sft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WorkflowInstance</text:p>
          </table:table-cell>
          <table:table-cell office:value-type="float" office:value="0.313607960308" calcext:value-type="float">
            <text:p>0.3136079603</text:p>
          </table:table-cell>
        </table:table-row>
        <table:table-row table:style-name="ro2">
          <table:table-cell office:value-type="string" calcext:value-type="string">
            <text:p>FileMgr.XmlRpcFileMgrBrows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wler.ProductCrawler</text:p>
          </table:table-cell>
          <table:table-cell office:value-type="float" office:value="0.122778175001" calcext:value-type="float">
            <text:p>0.122778175</text:p>
          </table:table-cell>
        </table:table-row>
        <table:table-row table:style-name="ro2">
          <table:table-cell office:value-type="string" calcext:value-type="string">
            <text:p>Workflow.Workflowrepository</text:p>
          </table:table-cell>
          <table:table-cell office:value-type="float" office:value="0.605733956625" calcext:value-type="float">
            <text:p>0.6057339566</text:p>
          </table:table-cell>
        </table:table-row>
        <table:table-row table:style-name="ro2">
          <table:table-cell office:value-type="string" calcext:value-type="string">
            <text:p>WebAppFileManagerProductCasProductHandler</text:p>
          </table:table-cell>
          <table:table-cell office:value-type="float" office:value="0.163140100428" calcext:value-type="float">
            <text:p>0.1631401004</text:p>
          </table:table-cell>
        </table:table-row>
        <table:table-row table:style-name="ro2">
          <table:table-cell office:value-type="string" calcext:value-type="string">
            <text:p>ResourceManager.JobRepository.factories</text:p>
          </table:table-cell>
          <table:table-cell office:value-type="float" office:value="0.286916614192" calcext:value-type="float">
            <text:p>0.2869166142</text:p>
          </table:table-cell>
        </table:table-row>
        <table:table-row table:style-name="ro2">
          <table:table-cell office:value-type="string" calcext:value-type="string">
            <text:p>CASPGE.PGETask</text:p>
          </table:table-cell>
          <table:table-cell office:value-type="float" office:value="0.263950940178" calcext:value-type="float">
            <text:p>0.2639509402</text:p>
          </table:table-cell>
        </table:table-row>
        <table:table-row table:style-name="ro2">
          <table:table-cell office:value-type="string" calcext:value-type="string">
            <text:p>Workflow.structs</text:p>
          </table:table-cell>
          <table:table-cell office:value-type="float" office:value="0.194469751223" calcext:value-type="float">
            <text:p>0.1944697512</text:p>
          </table:table-cell>
        </table:table-row>
        <table:table-row table:style-name="ro2">
          <table:table-cell office:value-type="string" calcext:value-type="string">
            <text:p>Product.Filehandlerconfiguration</text:p>
          </table:table-cell>
          <table:table-cell office:value-type="float" office:value="0.455147601561" calcext:value-type="float">
            <text:p>0.4551476016</text:p>
          </table:table-cell>
        </table:table-row>
        <table:table-row table:style-name="ro2">
          <table:table-cell office:value-type="string" calcext:value-type="string">
            <text:p>SharedWorkflowDataStructures</text:p>
          </table:table-cell>
          <table:table-cell office:value-type="float" office:value="0.409716158239" calcext:value-type="float">
            <text:p>0.4097161582</text:p>
          </table:table-cell>
        </table:table-row>
        <table:table-row table:style-name="ro2">
          <table:table-cell office:value-type="string" calcext:value-type="string">
            <text:p>Metadata.MetExtractor</text:p>
          </table:table-cell>
          <table:table-cell office:value-type="float" office:value="0.0907551409129" calcext:value-type="float">
            <text:p>0.0907551409</text:p>
          </table:table-cell>
        </table:table-row>
        <table:table-row table:style-name="ro2">
          <table:table-cell office:value-type="string" calcext:value-type="string">
            <text:p>Commons.DatagramLogger</text:p>
          </table:table-cell>
          <table:table-cell office:value-type="float" office:value="0.343599237133" calcext:value-type="float">
            <text:p>0.3435992371</text:p>
          </table:table-cell>
        </table:table-row>
        <table:table-row table:style-name="ro2">
          <table:table-cell office:value-type="string" calcext:value-type="string">
            <text:p>Metadata.MetExtractor.extractors</text:p>
          </table:table-cell>
          <table:table-cell office:value-type="float" office:value="0.186038731669" calcext:value-type="float">
            <text:p>0.1860387317</text:p>
          </table:table-cell>
        </table:table-row>
        <table:table-row table:style-name="ro2">
          <table:table-cell office:value-type="string" calcext:value-type="string">
            <text:p>WorkflowLifecycleSt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AssignmentMonito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Exceptions</text:p>
          </table:table-cell>
          <table:table-cell office:value-type="float" office:value="0.827202745211" calcext:value-type="float">
            <text:p>0.8272027452</text:p>
          </table:table-cell>
        </table:table-row>
        <table:table-row table:style-name="ro2">
          <table:table-cell office:value-type="string" calcext:value-type="string">
            <text:p>CASPGE.Dateversionconver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mons.CommandLineOptionHandling</text:p>
          </table:table-cell>
          <table:table-cell office:value-type="float" office:value="0.368533019105" calcext:value-type="float">
            <text:p>0.3685330191</text:p>
          </table:table-cell>
        </table:table-row>
        <table:table-row table:style-name="ro2">
          <table:table-cell office:value-type="string" calcext:value-type="string">
            <text:p>ResourceManager.JobMonitor.factories</text:p>
          </table:table-cell>
          <table:table-cell office:value-type="float" office:value="0.242272563117" calcext:value-type="float">
            <text:p>0.2422725631</text:p>
          </table:table-cell>
        </table:table-row>
        <table:table-row table:style-name="ro2">
          <table:table-cell office:value-type="string" calcext:value-type="string">
            <text:p>ResourceManager.Scheduler</text:p>
          </table:table-cell>
          <table:table-cell office:value-type="float" office:value="0.22129471814" calcext:value-type="float">
            <text:p>0.2212947181</text:p>
          </table:table-cell>
        </table:table-row>
        <table:table-row table:style-name="ro2">
          <table:table-cell office:value-type="string" calcext:value-type="string">
            <text:p>WebGrid.ProductServer</text:p>
          </table:table-cell>
          <table:table-cell office:value-type="float" office:value="0.59248653152" calcext:value-type="float">
            <text:p>0.5924865315</text:p>
          </table:table-cell>
        </table:table-row>
        <table:table-row table:style-name="ro2">
          <table:table-cell office:value-type="string" calcext:value-type="string">
            <text:p>Catalog.CatalogServiceClient</text:p>
          </table:table-cell>
          <table:table-cell office:value-type="float" office:value="0.287872320053" calcext:value-type="float">
            <text:p>0.2878723201</text:p>
          </table:table-cell>
        </table:table-row>
        <table:table-row table:style-name="ro2">
          <table:table-cell office:value-type="string" calcext:value-type="string">
            <text:p>ResourceManager.RPCBatchStub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QueueManager</text:p>
          </table:table-cell>
          <table:table-cell office:value-type="float" office:value="0.39155388807" calcext:value-type="float">
            <text:p>0.3915538881</text:p>
          </table:table-cell>
        </table:table-row>
        <table:table-row table:style-name="ro2">
          <table:table-cell office:value-type="string" calcext:value-type="string">
            <text:p>FileMgr.structs.type.exampl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JobSpecQueueing</text:p>
          </table:table-cell>
          <table:table-cell office:value-type="float" office:value="0.157062313501" calcext:value-type="float">
            <text:p>0.1570623135</text:p>
          </table:table-cell>
        </table:table-row>
        <table:table-row table:style-name="ro2">
          <table:table-cell office:value-type="string" calcext:value-type="string">
            <text:p>ResourceManager.RunDirJobSubmitt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tools.OptimizeLuceneCatalo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Workflowrepository.factories</text:p>
          </table:table-cell>
          <table:table-cell office:value-type="float" office:value="0.288874875747" calcext:value-type="float">
            <text:p>0.2888748757</text:p>
          </table:table-cell>
        </table:table-row>
        <table:table-row table:style-name="ro2">
          <table:table-cell office:value-type="string" calcext:value-type="string">
            <text:p>ResourceManager.JobInstance</text:p>
          </table:table-cell>
          <table:table-cell office:value-type="float" office:value="0.31245446784" calcext:value-type="float">
            <text:p>0.3124544678</text:p>
          </table:table-cell>
        </table:table-row>
        <table:table-row table:style-name="ro2">
          <table:table-cell office:value-type="string" calcext:value-type="string">
            <text:p>FileMgr.DeleteProdu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orkflow.Lifecycle</text:p>
          </table:table-cell>
          <table:table-cell office:value-type="float" office:value="0.639536615455" calcext:value-type="float">
            <text:p>0.6395366155</text:p>
          </table:table-cell>
        </table:table-row>
        <table:table-row table:style-name="ro2">
          <table:table-cell office:value-type="string" calcext:value-type="string">
            <text:p>FileMgr.metadata.extractors</text:p>
          </table:table-cell>
          <table:table-cell office:value-type="float" office:value="0.254655058207" calcext:value-type="float">
            <text:p>0.2546550582</text:p>
          </table:table-cell>
        </table:table-row>
        <table:table-row table:style-name="ro2">
          <table:table-cell office:value-type="string" calcext:value-type="string">
            <text:p>Commons.ActivityUtils</text:p>
          </table:table-cell>
          <table:table-cell office:value-type="float" office:value="0.211734629879" calcext:value-type="float">
            <text:p>0.2117346299</text:p>
          </table:table-cell>
        </table:table-row>
        <table:table-row table:style-name="ro2">
          <table:table-cell office:value-type="string" calcext:value-type="string">
            <text:p>FileManagerBrowser.Controller</text:p>
          </table:table-cell>
          <table:table-cell office:value-type="float" office:value="0.162151375432" calcext:value-type="float">
            <text:p>0.1621513754</text:p>
          </table:table-cell>
        </table:table-row>
        <table:table-row table:style-name="ro2">
          <table:table-cell office:value-type="string" calcext:value-type="string">
            <text:p>Catalog.RmiServ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repository</text:p>
          </table:table-cell>
          <table:table-cell office:value-type="float" office:value="0.302054122793" calcext:value-type="float">
            <text:p>0.3020541228</text:p>
          </table:table-cell>
        </table:table-row>
        <table:table-row table:style-name="ro2">
          <table:table-cell office:value-type="string" calcext:value-type="string">
            <text:p>OPeNDAPps.DapNam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bGrid.ProfileQueryWebInterfac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datatransfer</text:p>
          </table:table-cell>
          <table:table-cell office:value-type="float" office:value="0.35802825339" calcext:value-type="float">
            <text:p>0.3580282534</text:p>
          </table:table-cell>
        </table:table-row>
        <table:table-row table:style-name="ro2">
          <table:table-cell office:value-type="string" calcext:value-type="string">
            <text:p>Curation.CuratorLuceneCatalog</text:p>
          </table:table-cell>
          <table:table-cell office:value-type="float" office:value="0.313120632516" calcext:value-type="float">
            <text:p>0.3131206325</text:p>
          </table:table-cell>
        </table:table-row>
        <table:table-row table:style-name="ro2">
          <table:table-cell office:value-type="string" calcext:value-type="string">
            <text:p>Catalog.CatalogBase</text:p>
          </table:table-cell>
          <table:table-cell office:value-type="float" office:value="0.231732114505" calcext:value-type="float">
            <text:p>0.2317321145</text:p>
          </table:table-cell>
        </table:table-row>
        <table:table-row table:style-name="ro2">
          <table:table-cell office:value-type="string" calcext:value-type="string">
            <text:p>Commons.MultiServer</text:p>
          </table:table-cell>
          <table:table-cell office:value-type="float" office:value="0.0801505624335" calcext:value-type="float">
            <text:p>0.0801505624</text:p>
          </table:table-cell>
        </table:table-row>
        <table:table-row table:style-name="ro2">
          <table:table-cell office:value-type="string" calcext:value-type="string">
            <text:p>Product.OFSNXMLConfigMetKey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FileRestriction.parsers</text:p>
          </table:table-cell>
          <table:table-cell office:value-type="float" office:value="0.223711564527" calcext:value-type="float">
            <text:p>0.2237115645</text:p>
          </table:table-cell>
        </table:table-row>
        <table:table-row table:style-name="ro2">
          <table:table-cell office:value-type="string" calcext:value-type="string">
            <text:p>Catalog.QueryExpression</text:p>
          </table:table-cell>
          <table:table-cell office:value-type="float" office:value="0.225045250625" calcext:value-type="float">
            <text:p>0.2250452506</text:p>
          </table:table-cell>
        </table:table-row>
        <table:table-row table:style-name="ro2">
          <table:table-cell office:value-type="string" calcext:value-type="string">
            <text:p>OPeNDAPps.Main</text:p>
          </table:table-cell>
          <table:table-cell office:value-type="float" office:value="0.220787718109" calcext:value-type="float">
            <text:p>0.2207877181</text:p>
          </table:table-cell>
        </table:table-row>
        <table:table-row table:style-name="ro2">
          <table:table-cell office:value-type="string" calcext:value-type="string">
            <text:p>PushPull.RetrievalSystem</text:p>
          </table:table-cell>
          <table:table-cell office:value-type="float" office:value="0.185617344042" calcext:value-type="float">
            <text:p>0.185617344</text:p>
          </table:table-cell>
        </table:table-row>
        <table:table-row table:style-name="ro2">
          <table:table-cell office:value-type="string" calcext:value-type="string">
            <text:p>FileMgr.structs.typ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Protocol.ftp</text:p>
          </table:table-cell>
          <table:table-cell office:value-type="float" office:value="0.71886870387" calcext:value-type="float">
            <text:p>0.7188687039</text:p>
          </table:table-cell>
        </table:table-row>
        <table:table-row table:style-name="ro2">
          <table:table-cell office:value-type="string" calcext:value-type="string">
            <text:p>FileMgr.CatalogSearc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structs</text:p>
          </table:table-cell>
          <table:table-cell office:value-type="float" office:value="0.0790483114986" calcext:value-type="float">
            <text:p>0.0790483115</text:p>
          </table:table-cell>
        </table:table-row>
        <table:table-row table:style-name="ro2">
          <table:table-cell office:value-type="string" calcext:value-type="string">
            <text:p>PushPull.FileRestriction.renamingcoven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sourceManager.Scheduler.factories</text:p>
          </table:table-cell>
          <table:table-cell office:value-type="float" office:value="0.151403731538" calcext:value-type="float">
            <text:p>0.1514037315</text:p>
          </table:table-cell>
        </table:table-row>
        <table:table-row table:style-name="ro2">
          <table:table-cell office:value-type="string" calcext:value-type="string">
            <text:p>Commons.ExecServerConfig</text:p>
          </table:table-cell>
          <table:table-cell office:value-type="float" office:value="0.0159545029525" calcext:value-type="float">
            <text:p>0.015954503</text:p>
          </table:table-cell>
        </table:table-row>
        <table:table-row table:style-name="ro2">
          <table:table-cell office:value-type="string" calcext:value-type="string">
            <text:p>WebGrid.ProfileServ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ProductDump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ration.MainCurationService</text:p>
          </table:table-cell>
          <table:table-cell office:value-type="float" office:value="0.0673808589695" calcext:value-type="float">
            <text:p>0.067380859</text:p>
          </table:table-cell>
        </table:table-row>
        <table:table-row table:style-name="ro2">
          <table:table-cell office:value-type="string" calcext:value-type="string">
            <text:p>Crawler.Exceptions</text:p>
          </table:table-cell>
          <table:table-cell office:value-type="float" office:value="0.249592375657" calcext:value-type="float">
            <text:p>0.2495923757</text:p>
          </table:table-cell>
        </table:table-row>
        <table:table-row table:style-name="ro2">
          <table:table-cell office:value-type="string" calcext:value-type="string">
            <text:p>CASPGE.writers</text:p>
          </table:table-cell>
          <table:table-cell office:value-type="float" office:value="0.199463379455" calcext:value-type="float">
            <text:p>0.1994633795</text:p>
          </table:table-cell>
        </table:table-row>
        <table:table-row table:style-name="ro2">
          <table:table-cell office:value-type="string" calcext:value-type="string">
            <text:p>FileManagerBrowser.ViewPrompts</text:p>
          </table:table-cell>
          <table:table-cell office:value-type="float" office:value="0.28499188525" calcext:value-type="float">
            <text:p>0.2849918853</text:p>
          </table:table-cell>
        </table:table-row>
        <table:table-row table:style-name="ro2">
          <table:table-cell office:value-type="string" calcext:value-type="string">
            <text:p>WebGrid.Configuration</text:p>
          </table:table-cell>
          <table:table-cell office:value-type="float" office:value="0.181860185294" calcext:value-type="float">
            <text:p>0.1818601853</text:p>
          </table:table-cell>
        </table:table-row>
        <table:table-row table:style-name="ro2">
          <table:table-cell office:value-type="string" calcext:value-type="string">
            <text:p>FileMgr.ingest</text:p>
          </table:table-cell>
          <table:table-cell office:value-type="float" office:value="0.327729500535" calcext:value-type="float">
            <text:p>0.3277295005</text:p>
          </table:table-cell>
        </table:table-row>
        <table:table-row table:style-name="ro2">
          <table:table-cell office:value-type="string" calcext:value-type="string">
            <text:p>Product.Handlerconfi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log.TermsandBuckets</text:p>
          </table:table-cell>
          <table:table-cell office:value-type="float" office:value="0.224388831855" calcext:value-type="float">
            <text:p>0.2243888319</text:p>
          </table:table-cell>
        </table:table-row>
        <table:table-row table:style-name="ro2">
          <table:table-cell office:value-type="string" calcext:value-type="string">
            <text:p>FileMgr.system.XmlRpcFileManag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leMgr.metadata</text:p>
          </table:table-cell>
          <table:table-cell office:value-type="float" office:value="0.202219129805" calcext:value-type="float">
            <text:p>0.2022191298</text:p>
          </table:table-cell>
        </table:table-row>
        <table:table-row table:style-name="ro2">
          <table:table-cell office:value-type="string" calcext:value-type="string">
            <text:p>Commons.ProgramExecution</text:p>
          </table:table-cell>
          <table:table-cell office:value-type="float" office:value="0.087885357319" calcext:value-type="float">
            <text:p>0.0878853573</text:p>
          </table:table-cell>
        </table:table-row>
        <table:table-row table:style-name="ro2">
          <table:table-cell office:value-type="string" calcext:value-type="string">
            <text:p>XMLPS.Mapping</text:p>
          </table:table-cell>
          <table:table-cell office:value-type="float" office:value="0.117043749755" calcext:value-type="float">
            <text:p>0.1170437498</text:p>
          </table:table-cell>
        </table:table-row>
        <table:table-row table:style-name="ro2">
          <table:table-cell office:value-type="string" calcext:value-type="string">
            <text:p>FileMgr.tools.CASAnalyz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fileServer..pstructs</text:p>
          </table:table-cell>
          <table:table-cell office:value-type="float" office:value="0.490431832596" calcext:value-type="float">
            <text:p>0.4904318326</text:p>
          </table:table-cell>
        </table:table-row>
        <table:table-row table:style-name="ro2">
          <table:table-cell office:value-type="string" calcext:value-type="string">
            <text:p>Commons.LogInitializer</text:p>
          </table:table-cell>
          <table:table-cell office:value-type="float" office:value="0.167777148546" calcext:value-type="float">
            <text:p>0.1677771485</text:p>
          </table:table-cell>
        </table:table-row>
        <table:table-row table:style-name="ro2">
          <table:table-cell office:value-type="string" calcext:value-type="string">
            <text:p>Commons.ActivityTrackingandFactories</text:p>
          </table:table-cell>
          <table:table-cell office:value-type="float" office:value="0.316950480959" calcext:value-type="float">
            <text:p>0.316950481</text:p>
          </table:table-cell>
        </table:table-row>
        <table:table-row table:style-name="ro2">
          <table:table-cell office:value-type="string" calcext:value-type="string">
            <text:p>Catalog.DataSourceIndex</text:p>
          </table:table-cell>
          <table:table-cell office:value-type="float" office:value="0.160437051433" calcext:value-type="float">
            <text:p>0.1604370514</text:p>
          </table:table-cell>
        </table:table-row>
        <table:table-row table:style-name="ro2">
          <table:table-cell office:value-type="string" calcext:value-type="string">
            <text:p>Commons.ConfiguredTestCa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ofileServer.Activity</text:p>
          </table:table-cell>
          <table:table-cell office:value-type="float" office:value="0.341191856785" calcext:value-type="float">
            <text:p>0.3411918568</text:p>
          </table:table-cell>
        </table:table-row>
        <table:table-row table:style-name="ro2">
          <table:table-cell office:value-type="string" calcext:value-type="string">
            <text:p>FileManagerBrowser.ViewMenus</text:p>
          </table:table-cell>
          <table:table-cell office:value-type="float" office:value="0.516526344706" calcext:value-type="float">
            <text:p>0.5165263447</text:p>
          </table:table-cell>
        </table:table-row>
        <table:table-row table:style-name="ro2">
          <table:table-cell office:value-type="string" calcext:value-type="string">
            <text:p>PCS.XMLRead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ebGrid.ConfigurationWebInterface</text:p>
          </table:table-cell>
          <table:table-cell office:value-type="float" office:value="0.0909962767282" calcext:value-type="float">
            <text:p>0.0909962767</text:p>
          </table:table-cell>
        </table:table-row>
        <table:table-row table:style-name="ro2">
          <table:table-cell office:value-type="string" calcext:value-type="string">
            <text:p>Metadata.PreConditionComparator</text:p>
          </table:table-cell>
          <table:table-cell office:value-type="float" office:value="0.323275087966" calcext:value-type="float">
            <text:p>0.323275088</text:p>
          </table:table-cell>
        </table:table-row>
        <table:table-row table:style-name="ro2">
          <table:table-cell office:value-type="string" calcext:value-type="string">
            <text:p>Commons.XMLUtils</text:p>
          </table:table-cell>
          <table:table-cell office:value-type="float" office:value="0.378027829847" calcext:value-type="float">
            <text:p>0.3780278298</text:p>
          </table:table-cell>
        </table:table-row>
        <table:table-row table:style-name="ro2">
          <table:table-cell office:value-type="string" calcext:value-type="string">
            <text:p>Workflow.Conditionslibrary</text:p>
          </table:table-cell>
          <table:table-cell office:value-type="float" office:value="0.278429915789" calcext:value-type="float">
            <text:p>0.2784299158</text:p>
          </table:table-cell>
        </table:table-row>
        <table:table-row table:style-name="ro2">
          <table:table-cell office:value-type="string" calcext:value-type="string">
            <text:p>ResourceManager.XML-RPCResourceManagerCore</text:p>
          </table:table-cell>
          <table:table-cell office:value-type="float" office:value="0.010554827716" calcext:value-type="float">
            <text:p>0.0105548277</text:p>
          </table:table-cell>
        </table:table-row>
        <table:table-row table:style-name="ro2">
          <table:table-cell office:value-type="string" calcext:value-type="string">
            <text:p>Metadata.MetExtractor.exceptions</text:p>
          </table:table-cell>
          <table:table-cell office:value-type="float" office:value="0.350888666348" calcext:value-type="float">
            <text:p>0.3508886663</text:p>
          </table:table-cell>
        </table:table-row>
        <table:table-row table:style-name="ro2">
          <table:table-cell office:value-type="string" calcext:value-type="string">
            <text:p>ResourceManager.NodeRepository.factories</text:p>
          </table:table-cell>
          <table:table-cell office:value-type="float" office:value="0.275214181183" calcext:value-type="float">
            <text:p>0.2752141812</text:p>
          </table:table-cell>
        </table:table-row>
        <table:table-row table:style-name="ro2">
          <table:table-cell office:value-type="string" calcext:value-type="string">
            <text:p>ResourceManager.QueueRepository</text:p>
          </table:table-cell>
          <table:table-cell office:value-type="float" office:value="0.264550528152" calcext:value-type="float">
            <text:p>0.2645505282</text:p>
          </table:table-cell>
        </table:table-row>
        <table:table-row table:style-name="ro2">
          <table:table-cell office:value-type="string" calcext:value-type="string">
            <text:p>Catalog.XmlRpcClient</text:p>
          </table:table-cell>
          <table:table-cell office:value-type="float" office:value="0.336589435371" calcext:value-type="float">
            <text:p>0.3365894354</text:p>
          </table:table-cell>
        </table:table-row>
        <table:table-row table:style-name="ro2">
          <table:table-cell office:value-type="string" calcext:value-type="string">
            <text:p>Commons.LoggingUtils</text:p>
          </table:table-cell>
          <table:table-cell office:value-type="float" office:value="0.205719576656" calcext:value-type="float">
            <text:p>0.2057195767</text:p>
          </table:table-cell>
        </table:table-row>
        <table:table-row table:style-name="ro2">
          <table:table-cell office:value-type="string" calcext:value-type="string">
            <text:p>Commons.Configu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Protocol.imap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shPull.daemon</text:p>
          </table:table-cell>
          <table:table-cell office:value-type="float" office:value="0.206209902512" calcext:value-type="float">
            <text:p>0.2062099025</text:p>
          </table:table-cell>
        </table:table-row>
        <table:table-row table:style-name="ro2">
          <table:table-cell office:value-type="string" calcext:value-type="string">
            <text:p>ResourceManager.BatchManager</text:p>
          </table:table-cell>
          <table:table-cell office:value-type="float" office:value="0.222035478993" calcext:value-type="float">
            <text:p>0.222035479</text:p>
          </table:table-cell>
        </table:table-row>
        <table:table-row table:style-name="ro3">
          <table:table-cell/>
          <table:table-cell table:formula="of:=AVERAGE([.B1:.B216])" office:value-type="float" office:value="0.192089632843396" calcext:value-type="float">
            <text:p>0.1920896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22:26:55.269151642</dc:date>
    <dc:creator>Joshua Garcia</dc:creator>
    <meta:document-statistic meta:table-count="1" meta:cell-count="433" meta:object-count="0"/>
    <meta:generator>LibreOffice/4.1.2.3$Linux_X86_64 LibreOffice_project/410m0$Build-3</meta:generator>
  </office:meta>
</office:document-meta>
</file>